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3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svg:stroke-color="#f58220" draw:fill-color="#f58220" draw:textarea-horizontal-align="justify" draw:textarea-vertical-align="middle" draw:auto-grow-height="false" fo:min-height="0.75cm" fo:min-width="1.5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color="#3465a4" draw:marker-end="Arrow" draw:textarea-vertical-align="middle"/>
    </style:style>
    <style:style style:name="gr10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1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2" style:family="graphic" style:parent-style-name="objectwithoutfill">
      <style:graphic-properties svg:stroke-color="#3465a4" draw:marker-end="Symmetric_20_Arrow" draw:marker-end-width="0.3cm" draw:fill="none" draw:textarea-vertical-align="middle"/>
    </style:style>
    <style:style style:name="gr13" style:family="graphic" style:parent-style-name="objectwithoutfill">
      <style:graphic-properties svg:stroke-color="#3465a4" draw:marker-end="Rounded_20_short_20_Arrow" draw:marker-end-width="0.3cm" draw:fill="none" draw:textarea-vertical-align="middle"/>
    </style:style>
    <style:style style:name="gr14" style:family="graphic" style:parent-style-name="standard">
      <style:graphic-properties svg:stroke-color="#999999" draw:fill-color="#999999" draw:textarea-horizontal-align="justify" draw:textarea-vertical-align="middle" draw:auto-grow-height="false" fo:min-height="1.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6" style:family="graphic" style:parent-style-name="objectwithoutfill">
      <style:graphic-properties svg:stroke-color="#3465a4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5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6" style:family="paragraph">
      <loext:graphic-properties draw:fill-color="#729fcf"/>
      <style:paragraph-properties fo:text-align="center"/>
      <style:text-properties style:font-name="Liberation Sans1" fo:font-size="10pt"/>
    </style:style>
    <style:style style:name="P7" style:family="paragraph">
      <loext:graphic-properties draw:fill="none" draw:fill-color="#ffffff"/>
      <style:paragraph-properties fo:text-align="center"/>
      <style:text-properties fo:color="#ce181e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T1" style:family="text">
      <style:text-properties style:font-name="Liberation Sans1" fo:font-size="10pt"/>
    </style:style>
    <style:style style:name="T2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3" style:family="text">
      <style:text-properties fo:color="#ce181e"/>
    </style:style>
    <style:style style:name="T4" style:family="text">
      <style:text-properties fo:color="#ce181e" style:font-name="Liberation Sans1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ce181e" fo:font-size="14pt" style:font-size-asian="14pt" style:font-size-complex="14pt"/>
    </style:style>
    <style:style style:name="T7" style:family="text">
      <style:text-properties style:font-name="Liberation Sans1" fo:font-size="1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cm" svg:height="1cm" svg:x="16cm" svg:y="5cm">
          <text:p text:style-name="P1"><text:span text:style-name="T1">‘</text:span><text:span text:style-name="T1">d’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cm" svg:height="1cm" svg:x="3cm" svg:y="3cm">
          <text:p text:style-name="P3"><text:span text:style-name="T2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7cm" svg:y="5cm">
          <text:p text:style-name="P1"><text:span text:style-name="T1">‘</text:span><text:span text:style-name="T1">f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3cm">
          <text:p text:style-name="P1"><text:span text:style-name="T1">‘ 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3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1cm" svg:y="3cm">
          <text:p text:style-name="P3"><text:span text:style-name="T2">‘</text:span><text:span text:style-name="T2">h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2cm" svg:y="3cm">
          <text:p text:style-name="P1"><text:span text:style-name="T1">‘</text:span><text:span text:style-name="T1">;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3cm" svg:y="3cm">
          <text:p text:style-name="P1"><text:span text:style-name="T1">‘</text:span><text:span text:style-name="T1">l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4cm" svg:y="3cm">
          <text:p text:style-name="P1"><text:span text:style-name="T1">‘</text:span><text:span text:style-name="T1">s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cm" svg:y="3cm">
          <text:p text:style-name="P1"><text:span text:style-name="T1">‘ ‘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cm" svg:y="3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cm" svg:y="3cm">
          <text:p text:style-name="P1"><text:span text:style-name="T1">‘</text:span><text:span text:style-name="T1">l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8cm" svg:y="3cm">
          <text:p text:style-name="P1"><text:span text:style-name="T1">‘</text:span><text:span text:style-name="T1">\0’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cm" svg:height="1cm" svg:x="1.422cm" svg:y="2cm">
          <draw:text-box>
            <text:p text:style-name="P1"><text:span text:style-name="T3">linea_ordenes</text:span></text:p>
          </draw:text-box>
        </draw:frame>
        <draw:frame draw:style-name="gr5" draw:text-style-name="P7" draw:layer="layout" svg:width="5cm" svg:height="1cm" svg:x="1.5cm" svg:y="7cm">
          <draw:text-box>
            <text:p text:style-name="P1"><text:span text:style-name="T3">comandos</text:span></text:p>
          </draw:text-box>
        </draw:frame>
        <draw:custom-shape draw:style-name="gr6" draw:text-style-name="P5" xml:id="id1" draw:id="id1" draw:layer="layout" svg:width="2cm" svg:height="1cm" svg:x="3cm" svg:y="8cm">
          <text:p text:style-name="P3"><text:span text:style-name="T2">add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ayout" svg:width="2cm" svg:height="1cm" svg:x="7cm" svg:y="8cm">
          <text:p text:style-name="P1">;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2cm" svg:height="1cm" svg:x="11cm" svg:y="6cm">
          <text:p text:style-name="P1">cmd1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2cm" svg:height="1cm" svg:x="11cm" svg:y="10cm">
          <text:p text:style-name="P1">cmd2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cm" svg:y1="8.5cm" svg:x2="7cm" svg:y2="8.5cm" draw:start-shape="id1" draw:start-glue-point="1" draw:end-shape="id2" svg:d="M5000 8500h2000" svg:viewBox="0 0 2001 1">
          <text:p/>
        </draw:connector>
        <draw:connector draw:style-name="gr8" draw:text-style-name="P1" draw:layer="layout" svg:x1="5cm" svg:y1="3.5cm" svg:x2="7cm" svg:y2="3.5cm" svg:d="M5000 3500h2000" svg:viewBox="0 0 2001 1">
          <text:p/>
        </draw:connector>
        <draw:connector draw:style-name="gr9" draw:text-style-name="P1" draw:layer="layout" svg:x1="5cm" svg:y1="3.5cm" svg:x2="7cm" svg:y2="3.5cm" draw:end-shape="id3" draw:end-glue-point="3" svg:d="M5000 3500h2000" svg:viewBox="0 0 2001 1">
          <text:p/>
        </draw:connector>
        <draw:custom-shape draw:style-name="gr4" draw:text-style-name="P6" draw:layer="layout" svg:width="1cm" svg:height="1cm" svg:x="18cm" svg:y="5cm">
          <text:p text:style-name="P1"><text:span text:style-name="T1">‘</text:span><text:span text:style-name="T1">\0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1cm" svg:x="16cm" svg:y="7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17cm" svg:y="7cm">
          <text:p text:style-name="P3"><text:span text:style-name="T2">‘</text:span><text:span text:style-name="T2">h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8cm" svg:y="7cm">
          <text:p text:style-name="P1"><text:span text:style-name="T1">‘</text:span><text:span text:style-name="T1">\0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1cm" svg:x="16cm" svg:y="9cm">
          <text:p text:style-name="P1"><text:span text:style-name="T1">‘</text:span><text:span text:style-name="T1">l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cm" svg:y="9cm">
          <text:p text:style-name="P1"><text:span text:style-name="T1">‘</text:span><text:span text:style-name="T1">s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8cm" svg:y="9cm">
          <text:p text:style-name="P1"><text:span text:style-name="T1">‘</text:span><text:span text:style-name="T1">\0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1cm" svg:x="16cm" svg:y="11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17cm" svg:y="11cm">
          <text:p text:style-name="P3"><text:span text:style-name="T2">‘</text:span><text:span text:style-name="T2">l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cm" svg:height="1cm" svg:x="18cm" svg:y="11cm">
          <text:p text:style-name="P1"><text:span text:style-name="T1">‘</text:span><text:span text:style-name="T1">\0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7cm" svg:y="3cm">
          <text:p text:style-name="P1"><text:span text:style-name="T1">‘</text:span><text:span text:style-name="T1">d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3cm">
          <text:p text:style-name="P1"><text:span text:style-name="T1">‘</text:span><text:span text:style-name="T1">f’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draw:type="line" svg:x1="13cm" svg:y1="6.5cm" svg:x2="16cm" svg:y2="7.5cm" draw:start-shape="id4" draw:start-glue-point="1" draw:end-shape="id5" draw:end-glue-point="3" svg:d="M13000 6500l3000 1000" svg:viewBox="0 0 3001 1001">
          <text:p/>
        </draw:connector>
        <draw:connector draw:style-name="gr12" draw:text-style-name="P9" draw:layer="layout" draw:type="line" svg:x1="9cm" svg:y1="8.5cm" svg:x2="11cm" svg:y2="10.5cm" draw:start-shape="id2" draw:start-glue-point="1" draw:end-shape="id6" draw:end-glue-point="3" svg:d="M9000 8500l2000 2000" svg:viewBox="0 0 2001 2001">
          <text:p/>
        </draw:connector>
        <draw:connector draw:style-name="gr12" draw:text-style-name="P9" draw:layer="layout" draw:type="line" svg:x1="13cm" svg:y1="10.5cm" svg:x2="16cm" svg:y2="9.5cm" draw:start-shape="id6" draw:start-glue-point="1" draw:end-shape="id7" draw:end-glue-point="3" svg:d="M13000 10500l3000-1000" svg:viewBox="0 0 3001 1001">
          <text:p/>
        </draw:connector>
        <draw:connector draw:style-name="gr13" draw:text-style-name="P9" draw:layer="layout" draw:type="line" svg:x1="13cm" svg:y1="10.479cm" svg:x2="16cm" svg:y2="11.5cm" draw:end-shape="id8" draw:end-glue-point="3" svg:d="M13000 10479l3000 1021" svg:viewBox="0 0 3001 1022">
          <text:p/>
        </draw:connector>
        <draw:custom-shape draw:style-name="gr14" draw:text-style-name="P10" draw:layer="layout" svg:width="0.8cm" svg:height="2cm" svg:x="3.6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0.8cm" svg:height="2cm" svg:x="3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xml:id="id9" draw:id="id9" draw:layer="layout" svg:width="2cm" svg:height="2cm" svg:x="3cm" svg:y="15.6cm">
          <text:p text:style-name="P1">shell</text:p>
          <text:p text:style-name="P1">PID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0" draw:id="id10" draw:layer="layout" svg:width="2cm" svg:height="2cm" svg:x="7cm" svg:y="13.047cm">
          <text:p text:style-name="P1">shell</text:p>
          <text:p text:style-name="P1">PI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1" draw:id="id11" draw:layer="layout" svg:width="2cm" svg:height="2cm" svg:x="7cm" svg:y="17.9cm">
          <text:p text:style-name="P1">shell</text:p>
          <text:p text:style-name="P1">PI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4cm" svg:y1="15.6cm" svg:x2="7cm" svg:y2="14.047cm" draw:start-shape="id9" draw:start-glue-point="4" draw:end-shape="id10" draw:end-glue-point="6" svg:d="M4000 15600l3000-1553" svg:viewBox="0 0 3001 1554">
          <text:p text:style-name="P1"><text:span text:style-name="T4"><text:s/></text:span><text:span text:style-name="T4">(1) PID0:fork() <text:s text:c="9"/></text:span></text:p>
          <text:p text:style-name="P1"><text:span text:style-name="T4"/></text:p>
          <text:p text:style-name="P1"/>
          <text:p text:style-name="P1"/>
        </draw:connector>
        <draw:connector draw:style-name="gr16" draw:text-style-name="P9" draw:layer="layout" draw:type="line" svg:x1="4cm" svg:y1="17.6cm" svg:x2="7cm" svg:y2="18.9cm" draw:start-shape="id9" draw:start-glue-point="8" draw:end-shape="id11" draw:end-glue-point="6" svg:d="M4000 17600l3000 1300" svg:viewBox="0 0 3001 1301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6">(3) PID0:fork() <text:s text:c="7"/></text:span></text:p>
        </draw:connector>
        <draw:custom-shape draw:style-name="gr15" draw:text-style-name="P1" xml:id="id12" draw:id="id12" draw:layer="layout" svg:width="2cm" svg:height="2cm" svg:x="13cm" svg:y="13cm">
          <text:p text:style-name="P1">df</text:p>
          <text:p text:style-name="P1">PI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9cm" svg:y1="14.047cm" svg:x2="13cm" svg:y2="14cm" draw:start-shape="id10" draw:start-glue-point="10" draw:end-shape="id12" draw:end-glue-point="6" svg:d="M9000 14047l4000-47" svg:viewBox="0 0 4001 48">
          <text:p text:style-name="P1"><text:span text:style-name="T6">(2) PID1:exec*()</text:span></text:p>
          <text:p text:style-name="P1"/>
          <text:p text:style-name="P1"/>
        </draw:connector>
        <draw:custom-shape draw:style-name="gr15" draw:text-style-name="P1" xml:id="id13" draw:id="id13" draw:layer="layout" svg:width="2cm" svg:height="2cm" svg:x="13cm" svg:y="17.9cm">
          <text:p text:style-name="P1">ls</text:p>
          <text:p text:style-name="P1">PI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9cm" svg:y1="18.9cm" svg:x2="13cm" svg:y2="18.9cm" draw:start-shape="id11" draw:start-glue-point="10" draw:end-shape="id13" draw:end-glue-point="6" svg:d="M9000 18900h4000" svg:viewBox="0 0 4001 1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6">(4) PID2:exec*()</text:span></text:p>
          <text:p text:style-name="P1"/>
        </draw:connector>
        <draw:connector draw:style-name="gr12" draw:text-style-name="P9" draw:layer="layout" draw:type="line" svg:x1="9cm" svg:y1="8.5cm" svg:x2="11cm" svg:y2="6.5cm" draw:start-shape="id2" draw:start-glue-point="1" draw:end-shape="id4" svg:d="M9000 8500l2000-2000" svg:viewBox="0 0 2001 2001">
          <text:p/>
        </draw:connector>
        <draw:connector draw:style-name="gr12" draw:text-style-name="P9" draw:layer="layout" draw:type="line" svg:x1="13cm" svg:y1="6.458cm" svg:x2="16cm" svg:y2="5.458cm" svg:d="M13000 6458l3000-1000" svg:viewBox="0 0 3001 1001">
          <text:p/>
        </draw:connector>
        <draw:custom-shape draw:style-name="gr15" draw:text-style-name="P11" draw:layer="layout" svg:width="2cm" svg:height="2cm" svg:x="16.5cm" svg:y="15cm">
          <text:p text:style-name="P1"><text:span text:style-name="T5">Proce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cm" svg:height="1cm" svg:x="16.5cm" svg:y="18cm">
          <text:p text:style-name="P1"><text:span text:style-name="T7">struct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line" svg:x1="13.293cm" svg:y1="14.707cm" svg:x2="4.707cm" svg:y2="15.893cm" draw:start-shape="id12" draw:start-glue-point="7" draw:end-shape="id9" draw:end-glue-point="11" svg:d="M13293 14707l-8586 1186" svg:viewBox="0 0 8587 1187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</draw:connector>
        <draw:connector draw:style-name="gr16" draw:text-style-name="P9" draw:layer="layout" draw:type="line" svg:x1="13.293cm" svg:y1="18.193cm" svg:x2="4.707cm" svg:y2="17.307cm" draw:start-shape="id13" draw:start-glue-point="5" draw:end-shape="id9" draw:end-glue-point="9" svg:d="M13293 18193l-8586-886" svg:viewBox="0 0 8587 887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</draw:connector>
        <draw:frame draw:style-name="gr5" draw:text-style-name="P7" draw:layer="layout" svg:width="4cm" svg:height="1cm" svg:x="8cm" svg:y="15.3cm">
          <draw:text-box>
            <text:p text:style-name="P1"><text:span text:style-name="T6">(2) PID0:wait()</text:span></text:p>
          </draw:text-box>
        </draw:frame>
        <draw:frame draw:style-name="gr5" draw:text-style-name="P7" draw:layer="layout" svg:width="4cm" svg:height="1cm" svg:x="8cm" svg:y="16.9cm">
          <draw:text-box>
            <text:p text:style-name="P1"><text:span text:style-name="T6">(4) PID0:wait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29M14S</meta:editing-duration>
    <meta:editing-cycles>43</meta:editing-cycles>
    <meta:generator>LibreOffice/6.0.7.3$Linux_X86_64 LibreOffice_project/00m0$Build-3</meta:generator>
    <dc:title>depurame</dc:title>
    <dc:date>2021-08-28T11:39:43.448677860</dc:date>
    <meta:document-statistic meta:object-count="57"/>
  </office:meta>
</office:document-meta>
</file>